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kartaRegexpRegexp.JakartaRegexpRegex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kartaRegexpRegexp.substitute( String input , String argument , int option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JakartaRegexpRegexp.getSubsOptions( int op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